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9pt" fo:font-weight="normal" style:font-size-asian="9pt" style:font-weight-asian="normal" style:font-size-complex="9pt" style:font-weight-complex="normal"/>
    </style:style>
    <style:style style:name="P2" style:family="paragraph" style:parent-style-name="Standard">
      <style:paragraph-properties fo:text-align="center" style:justify-single-word="false"/>
      <style:text-properties style:font-name="Palatino Linotype1" fo:font-size="24pt" fo:font-weight="bold" style:font-size-asian="24pt" style:font-weight-asian="bold" style:font-size-complex="24pt" style:font-weight-complex="bold"/>
    </style:style>
    <style:style style:name="P3" style:family="paragraph" style:parent-style-name="Standard">
      <style:paragraph-properties fo:text-align="end" style:justify-single-word="false"/>
      <style:text-properties style:font-name="Palatino Linotype1" fo:font-size="16pt" fo:font-weight="normal" style:font-size-asian="16pt" style:font-weight-asian="normal" style:font-size-complex="16pt" style:font-weight-complex="normal"/>
    </style:style>
    <style:style style:name="P4" style:family="paragraph" style:parent-style-name="Standard">
      <style:paragraph-properties fo:text-align="end" style:justify-single-word="false"/>
      <style:text-properties style:font-name="Palatino Linotype1"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Palatino Linotype1"/>
    </style:style>
    <style:style style:name="P6" style:family="paragraph" style:parent-style-name="Standard">
      <style:paragraph-properties fo:text-align="start" style:justify-single-word="false"/>
      <style:text-properties style:font-name="Palatino Linotype1"/>
    </style:style>
    <style:style style:name="P7" style:family="paragraph" style:parent-style-name="Text_20_body">
      <style:text-properties style:font-name="Palatino Linotype1" style:text-underline-style="none"/>
    </style:style>
    <style:style style:name="P8" style:family="paragraph" style:parent-style-name="Text_20_body">
      <style:paragraph-properties fo:text-align="start" style:justify-single-word="false"/>
      <style:text-properties style:font-name="Palatino Linotype1"/>
    </style:style>
    <style:style style:name="P9" style:family="paragraph" style:parent-style-name="Heading_20_1">
      <style:text-properties style:font-name="Palatino Linotype1"/>
    </style:style>
    <style:style style:name="P10" style:family="paragraph" style:parent-style-name="Heading_20_1">
      <style:paragraph-properties fo:break-before="page"/>
      <style:text-properties style:font-name="Palatino Linotype1"/>
    </style:style>
    <style:style style:name="P11" style:family="paragraph" style:parent-style-name="Heading_20_2">
      <style:text-properties style:font-name="Palatino Linotype1"/>
    </style:style>
    <style:style style:name="P12" style:family="paragraph" style:parent-style-name="Heading_20_2">
      <style:paragraph-properties fo:text-align="start" style:justify-single-word="false"/>
      <style:text-properties style:font-name="Palatino Linotype1"/>
    </style:style>
    <style:style style:name="P13" style:family="paragraph" style:parent-style-name="Text_20_body" style:list-style-name="L1">
      <style:text-properties style:font-name="Palatino Linotype1"/>
    </style:style>
    <style:style style:name="P14" style:family="paragraph" style:parent-style-name="Text_20_body" style:list-style-name="L2">
      <style:paragraph-properties fo:text-align="start" style:justify-single-word="false"/>
      <style:text-properties style:font-name="Palatino Linotype1"/>
    </style:style>
    <style:style style:name="P15" style:family="paragraph" style:parent-style-name="Text_20_body" style:list-style-name="L3">
      <style:paragraph-properties fo:text-align="start" style:justify-single-word="false"/>
      <style:text-properties style:font-name="Palatino Linotype1"/>
    </style:style>
    <style:style style:name="P16" style:family="paragraph" style:parent-style-name="Text_20_body" style:list-style-name="L1">
      <style:text-properties style:font-name="Palatino Linotype1"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SISTEMA DE GESTIÓN DE ACCESO A DOCUMENTOS PARA USUARIOS</text:p>
      <text:p text:style-name="P2"/>
      <text:p text:style-name="P2"/>
      <text:p text:style-name="P2"/>
      <text:p text:style-name="P3">Cristóbal J. Núñez Soriano</text:p>
      <text:p text:style-name="P4"/>
      <text:p text:style-name="P4"/>
      <text:p text:style-name="P4"/>
      <text:p text:style-name="P4"/>
      <text:p text:style-name="P4"/>
      <text:p text:style-name="P4"/>
      <text:p text:style-name="P4"/>
      <text:p text:style-name="P4"/>
      <text:p text:style-name="P4"/>
      <text:p text:style-name="P4"/>
      <text:p text:style-name="P4">Curso de Experto en Java con Spring MVC</text:p>
      <text:p text:style-name="P5">IMFE Málaga – Octubre 2018</text:p>
      <text:p text:style-name="P5"/>
      <text:h text:style-name="P10" text:outline-level="1">Introducción</text:h>
      <text:p text:style-name="P6">El sistema a desarrollar pretende gestionar el acceso a determinados documentos que una empresa pone a disposición de sus clientes o potenciales clientes, de modo que se disponga de un entorno en el que definir los documentos disponibles, el tipo de los documentos y declarar los documentos a los que puede tener acceso cada usuario en particular, sea cliente o no.</text:p>
      <text:p text:style-name="P6"/>
      <text:p text:style-name="P6">Una persona puede solicitar el acceso al sistema a partir de un formulario en el que se pedirán los datos básicos (nombre, apellidos, teléfono, etc). <text:s/>Con estos datos, el administrador del sistema dará de alta al usuario dentro del sistema y establecerá los documentos a los cuales el nuevo usuario puede tener acceso. A partir de ese momento, el usuario podrá conectarse al sistema y visualizar y/o descargar los documentos a los que se le ha concedido acceso.</text:p>
      <text:h text:style-name="P9" text:outline-level="1">Requisitos funcionales</text:h>
      <text:p text:style-name="P6">Los casos de uso del sistema se dividen en dos tipos principales, los casos de uso de administración y los casos de uso de usuario.</text:p>
      <text:h text:style-name="P11" text:outline-level="2">Casos de uso de administración</text:h>
      <text:list xml:id="list3228424441948446991" text:style-name="L1">
        <text:list-item>
          <text:p text:style-name="P13"><text:span text:style-name="T1">Listar usuarios</text:span>: Se podrán listar los datos básicos de los usuarios que han sido autorizados en el sistema, discriminando por nombre, apellidos, ciudad o número de usuario (hay que tener presente que no todos los usuarios autorizados en el sistema son clientes). El acotamiento del listado se realizará de forma que se tengan que cumplir todas las condiciones de búsqueda indicadas. Desde este listado se podrá acceder a la ficha detallada de cada usuario, desde donde se podrán modificar los datos del usuario. </text:p>
        </text:list-item>
        <text:list-item>
          <text:p text:style-name="P13"><text:span text:style-name="T1">Modificar datos de usuario</text:span>: Los datos de usuario podrán ser modificados, especialmente el campo que indica si el usuario es, además, cliente de la empresa y los documentos a los que tiene acceso. En caso de que un usuario pase a ser cliente de la empresa, el número de cliente también se almacenará en la base de datos y una vez establecido no podrá ser modificado. Los documentos a los que el usuario tiene acceso se especifican mediante 'radio button' para los documentos de tipo 'Catálogo' (a los cuales el usuario sólo tiene acceso a uno de ellos) y mediante 'checkers' para documentos de los tipos 'Hoja de pedidos' y 'Genérico'. No se contempla que haya muchos documentos disponibles, por lo que no será necesario el uso de 'scrolls' para la presentación de los documentos disponibles. En todo caso, la página de presentación de los datos de usuario tendrá una longitud mayor que la visible en pantalla y será necesario moverse mediante el scroll del propio navegador.</text:p>
        </text:list-item>
        <text:list-item>
          <text:p text:style-name="P13"><text:span text:style-name="T1">Eliminar un usuario</text:span>: En caso de que un usuario haga uso de sus derechos ARCO, <text:soft-page-break/>los datos de un usuario podrán ser borrados del sistema.</text:p>
        </text:list-item>
        <text:list-item>
          <text:p text:style-name="P13"><text:span text:style-name="T1">Dar de alta a un nuevo documento</text:span><text:span text:style-name="T2">: El administrador del sistema puede dar de alta tantos documentos como desee. Los documentos pueden ser de tres tipos </text:span><text:span text:style-name="T2">diferentes: 'Catálogo', 'Hoja de pedidos' y 'Genérico'.</text:span></text:p>
        </text:list-item>
        <text:list-item>
          <text:p text:style-name="P13"><text:span text:style-name="T1">Modificar documento</text:span><text:span text:style-name="T2">: Un documento puede ser modificado, de modo que aunque el documento se modifique todos los usuarios que tenían acceso al documento antiguo tendrán desde ese momento acceso al nuevo documento.</text:span></text:p>
        </text:list-item>
        <text:list-item>
          <text:p text:style-name="P13"><text:span text:style-name="T1">Eliminar documento</text:span><text:span text:style-name="T2">: Un documento puede ser eliminado del sistema.</text:span></text:p>
        </text:list-item>
      </text:list>
      <text:h text:style-name="P12" text:outline-level="2">Casos de uso de usuario</text:h>
      <text:list xml:id="list5527387631547983358" text:style-name="L2">
        <text:list-item>
          <text:p text:style-name="P14"><text:span text:style-name="T1">Conexión al sistema</text:span><text:span text:style-name="T2">: Una vez que el usuario conoce sus credenciales de acceso al sistema, podrá conectarse para visualizar un listado de los documentos que tiene disponibles</text:span></text:p>
        </text:list-item>
        <text:list-item>
          <text:p text:style-name="P14"><text:span text:style-name="T1">Descarga de documentos</text:span>: Una vez conectado al sistema, el usuario podrá pulsar sobre cualquier documento a los que tiene acceso para proceder a visualizar y/o descargar los documentos.</text:p>
        </text:list-item>
      </text:list>
      <text:h text:style-name="P11" text:outline-level="2">Casos de uso extendidos</text:h>
      <text:p text:style-name="P7">Se presentan los casos de uso que se tendrán en cuenta en caso de tener disponibilidad de tiempo.</text:p>
      <text:list xml:id="list35536864" text:continue-list="list3228424441948446991" text:style-name="L1">
        <text:list-item>
          <text:p text:style-name="P16"><text:span text:style-name="T1">Dar de alta a un nuevo usuario</text:span>: Una vez recibidos los datos del usuario mediante un formulario web, se dará de alta al usuario en el sistema. Para ello el administrador del sistema asignará al usuario un nombre y una contraseña de acceso y se especificarán los archivos de los disponibles en el sistema a los cuales el usuario tendrá acceso. Una vez dado de alta, el sistema enviará un correo electrónico al usuario indicándole su nombre de usuario y contraseña. (NOTA: en una primera versión del sistema, los usuarios serán dados de alta 'a mano' directamente en la base de datos)</text:p>
        </text:list-item>
        <text:list-item>
          <text:p text:style-name="P16"><text:span text:style-name="T1">Envío de correo electrónico masivo o mailing (NTH)</text:span>: El sistema permitirá el envío de un mensaje de correo electrónico a todos los usuarios o a una parte de ellos. Para seleccionar los usuarios a los cuales se enviará el mensaje, se podrá marcar a cada usuario como receptor (o no) de mensajes de correo masivo.</text:p>
        </text:list-item>
      </text:list>
      <text:h text:style-name="P12" text:outline-level="2">Restricciones aplicables a los casos de uso</text:h>
      <text:list xml:id="list381251651467276066" text:style-name="L3">
        <text:list-item>
          <text:p text:style-name="P15">Un usuario no podrá tener acceso a más de un documento de tipo 'Catálogo'. Sí podrá tener acceso a múltiples documentos de tipo 'Hoja de pedidos' y 'Genérico'.</text:p>
        </text:list-item>
        <text:list-item>
          <text:p text:style-name="P15">El acceso al sistema por parte del administrador y de los usuarios se realizará por direcciones URL distintas</text:p>
        </text:list-item>
      </text:lis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style:font-name="Palatino Linotyp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style:font-name="Palatino Linotype" fo:font-size="1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9pt" fo:font-weight="normal" style:font-size-asian="9pt" style:font-weight-asian="normal" style:font-size-complex="9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urso de Experto en Java con Spring MV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R IMFE</meta:initial-creator>
    <meta:creation-date>2018-11-08T19:11:16.95</meta:creation-date>
    <dc:date>2018-11-12T15:34:04.65</dc:date>
    <dc:creator>USR IMFE</dc:creator>
    <meta:editing-duration>PT1H51M44S</meta:editing-duration>
    <meta:editing-cycles>14</meta:editing-cycles>
    <meta:generator>OpenOffice/4.1.5$Win32 OpenOffice.org_project/415m1$Build-9789</meta:generator>
    <meta:document-statistic meta:table-count="0" meta:image-count="0" meta:object-count="0" meta:page-count="4" meta:paragraph-count="27" meta:word-count="859" meta:character-count="5021"/>
  </office:meta>
</office:document-meta>
</file>